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35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2.3799in"/>
    </style:style>
    <style:style style:name="co4" style:family="table-column">
      <style:table-column-properties fo:break-before="auto" style:column-width="2.766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vBadge_2021_group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4" table:number-columns-repeated="1019"/>
          <table:table-cell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aerospace_badge:BHX2-20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Resistors_SMD:R_1206_3216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ED_RGB_ReverseMount</text:p>
          </table:table-cell>
          <table:table-cell office:value-type="string" calcext:value-type="string">
            <text:p>sunled:XZMDKCBDDG45S-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10 D11 D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MYK45WT-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3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erospace_badge:led_in-s124a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6 D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M2CRK45WT-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4 D8 D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DGK45WT-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aerospace_badge:AVR-ISP-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Connector</text:p>
          </table:table-cell>
          <table:table-cell office:value-type="string" calcext:value-type="string">
            <text:p>aerospace_badge:serialConnect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aerospace_badge:SOT-23-NP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3216Metric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1 R2 R3 R4 R5 R6 R8 R10 R11 R14 R15 R16 R17 R18 R19 R20 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3216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7 R9 R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3216Metri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Connections</text:p>
          </table:table-cell>
          <table:table-cell office:value-type="string" calcext:value-type="string">
            <text:p>aerospace_badge:artboar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aerospace_badge:switch_JS202011SCQ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AU</text:p>
          </table:table-cell>
          <table:table-cell office:value-type="string" calcext:value-type="string">
            <text:p>digikey-footprints:TQFP-32_7x7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V702</text:p>
          </table:table-cell>
          <table:table-cell office:value-type="string" calcext:value-type="string">
            <text:p>TO_SOT_Packages_SMD:SOT-23-5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4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7T11:49:31.288044480</dc:date>
    <meta:editing-duration>PT4M</meta:editing-duration>
    <meta:editing-cycles>2</meta:editing-cycles>
    <meta:generator>LibreOffice/6.4.7.2$Linux_X86_64 LibreOffice_project/40$Build-2</meta:generator>
    <meta:print-date>2021-05-17T11:48:20.662465983</meta:print-date>
    <meta:document-statistic meta:table-count="1" meta:cell-count="72" meta:object-count="0"/>
  </office:meta>
</office:document-meta>
</file>